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1.532cm" svg:height="2.7cm" svg:x="1.5cm" svg:y="14.4cm">
          <text:p text:style-name="P1"><text:span text:style-name="T1">既存</text:span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.532cm" svg:height="2.7cm" svg:x="16.668cm" svg:y="14.4cm">
          <text:p text:style-name="P1"><text:span text:style-name="T1">Metasepi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.532cm" svg:height="2.7cm" svg:x="1.5cm" svg:y="11.1cm">
          <text:p text:style-name="P1"><text:span text:style-name="T1">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.532cm" svg:height="2.7cm" svg:x="16.668cm" svg:y="11.1cm">
          <text:p text:style-name="P1"><text:span text:style-name="T1">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089cm" svg:height="2.7cm" svg:x="1.5cm" svg:y="7.9cm">
          <text:p text:style-name="P1"><text:span text:style-name="T1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32cm" svg:height="2.7cm" svg:x="6.4cm" svg:y="7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89cm" svg:height="2.7cm" svg:x="6.411cm" svg:y="4.8cm">
          <text:p text:style-name="P1"><text:span text:style-name="T1">gtk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089cm" svg:height="5.8cm" svg:x="3.911cm" svg:y="4.8cm">
          <text:p text:style-name="P1"><text:span text:style-name="T1">ns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cm" svg:height="2.7cm" svg:x="3.9cm" svg:y="1.7cm">
          <text:p text:style-name="P1"><text:span text:style-name="T1">firef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6cm" svg:height="2.7cm" svg:x="8.4cm" svg:y="1.7cm">
          <text:p text:style-name="P1"><text:span text:style-name="T1">gn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089cm" svg:height="2.7cm" svg:x="16.7cm" svg:y="7.9cm">
          <text:p text:style-name="P1"><text:span text:style-name="T1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32cm" svg:height="2.7cm" svg:x="21.6cm" svg:y="7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89cm" svg:height="2.7cm" svg:x="21.611cm" svg:y="4.8cm">
          <text:p text:style-name="P1"><text:span text:style-name="T1">gtk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089cm" svg:height="5.8cm" svg:x="19.111cm" svg:y="4.8cm">
          <text:p text:style-name="P1"><text:span text:style-name="T1">ns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1cm" svg:height="2.7cm" svg:x="19.1cm" svg:y="1.7cm">
          <text:p text:style-name="P1"><text:span text:style-name="T1">firef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6cm" svg:height="2.7cm" svg:x="23.6cm" svg:y="1.7cm">
          <text:p text:style-name="P1"><text:span text:style-name="T1">gn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cm" svg:height="4.8cm" svg:x="13.3cm" svg:y="8cm">
          <text:p/>
          <draw:enhanced-geometry svg:viewBox="0 0 21600 21600" draw:text-areas="0 ?f0 ?f5 ?f2" draw:type="right-arrow" draw:modifiers="12022.5815936489 5938.76275775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1.7cm" svg:height="2.2cm" svg:x="9.6cm" svg:y="17.6cm">
          <text:p text:style-name="P2"><text:span text:style-name="T1">kernel</text:span><text:span text:style-name="T1">だけ取り換えて</text:span></text:p>
          <text:p text:style-name="P2"><text:span text:style-name="T1">上位層は</text:span><text:span text:style-name="T1">POSIX I/F</text:span><text:span text:style-name="T1">をそのまま使う</text:span></text:p>
          <draw:enhanced-geometry svg:viewBox="0 0 21600 21600" draw:text-areas="800 800 20800 20800" draw:type="round-rectangular-callout" draw:modifiers="16763.4902999744 -12983.5529304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xml:id="id1" draw:id="id1" draw:layer="layout" svg:width="3.3cm" svg:height="3.1cm" svg:x="14.6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line" svg:x1="17.9cm" svg:y1="5.55cm" svg:x2="19.1cm" svg:y2="3.05cm" draw:start-shape="id1" draw:start-glue-point="10" draw:end-shape="id2" draw:end-glue-point="3" svg:d="m17900 5550 1200-2500" svg:viewBox="0 0 1201 2501">
          <text:p/>
        </draw:connector>
        <draw:connector draw:style-name="gr4" draw:text-style-name="P1" draw:layer="layout" draw:type="line" svg:x1="17.417cm" svg:y1="6.646cm" svg:x2="17.744cm" svg:y2="7.9cm" draw:start-shape="id1" draw:start-glue-point="9" draw:end-shape="id3" svg:d="m17417 6646 327 1254" svg:viewBox="0 0 328 1255">
          <text:p/>
        </draw:connector>
        <draw:frame draw:style-name="gr5" draw:text-style-name="P3" draw:layer="layout" svg:width="4.744cm" svg:height="2.945cm" svg:x="13.956cm" svg:y="1.055cm">
          <draw:text-box>
            <text:p text:style-name="P3"><text:span text:style-name="T1">すぐ</text:span></text:p>
            <text:p text:style-name="P3"><text:span text:style-name="T1">ドッグフード</text:span></text:p>
            <text:p text:style-name="P3"><text:span text:style-name="T1">できる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9T21:41:26</dc:date>
    <dc:creator>Okabe Kiwamu</dc:creator>
    <meta:editing-duration>PT2H10M16S</meta:editing-duration>
    <meta:editing-cycles>164</meta:editing-cycles>
    <meta:generator>LibreOffice/3.6$Linux_X86_64 LibreOffice_project/360m1$Build-1</meta:generator>
    <meta:document-statistic meta:object-count="22"/>
  </office:meta>
</office:document-meta>
</file>